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AA00000028DEFC3EF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4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0c07c"/>
    </style:style>
    <style:style style:name="P5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6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7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8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</style:style>
    <style:style style:name="P9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0c07c"/>
    </style:style>
    <style:style style:name="P10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e813c"/>
    </style:style>
    <style:style style:name="P11" style:family="paragraph" style:parent-style-name="Text_20_body">
      <style:paragraph-properties fo:margin-left="3.799cm" fo:margin-right="-0.212cm" fo:line-height="110%" fo:text-indent="-3.799cm" style:auto-text-indent="false">
        <style:tab-stops/>
      </style:paragraph-properties>
      <style:text-properties officeooo:paragraph-rsid="0019de51"/>
    </style:style>
    <style:style style:name="P12" style:family="paragraph" style:parent-style-name="Text_20_body">
      <style:paragraph-properties fo:line-height="110%">
        <style:tab-stops>
          <style:tab-stop style:position="3.799cm"/>
        </style:tab-stops>
      </style:paragraph-properties>
    </style:style>
    <style:style style:name="P13" style:family="paragraph" style:parent-style-name="Text_20_body">
      <style:paragraph-properties fo:line-height="110%">
        <style:tab-stops>
          <style:tab-stop style:position="3.799cm"/>
        </style:tab-stops>
      </style:paragraph-properties>
      <style:text-properties officeooo:rsid="00109b97" officeooo:paragraph-rsid="00109b97"/>
    </style:style>
    <style:style style:name="P14" style:family="paragraph" style:parent-style-name="Text_20_body" style:master-page-name="">
      <style:paragraph-properties fo:margin-left="0cm" fo:margin-right="-0.6cm" fo:margin-top="0cm" fo:margin-bottom="0.212cm" loext:contextual-spacing="false" fo:line-height="110%" fo:text-indent="0cm" style:auto-text-indent="false" style:page-number="auto">
        <style:tab-stops>
          <style:tab-stop style:position="3.799cm"/>
        </style:tab-stops>
      </style:paragraph-properties>
      <style:text-properties officeooo:paragraph-rsid="002122b2"/>
    </style:style>
    <style:style style:name="P15" style:family="paragraph" style:parent-style-name="Text_20_body">
      <style:paragraph-properties fo:margin-left="3.799cm" fo:margin-right="0cm" fo:line-height="110%" fo:text-indent="-3.799cm" style:auto-text-indent="false">
        <style:tab-stops/>
      </style:paragraph-properties>
      <style:text-properties officeooo:paragraph-rsid="0010c07c"/>
    </style:style>
    <style:style style:name="P16" style:family="paragraph" style:parent-style-name="Heading_20_1">
      <style:paragraph-properties fo:line-height="110%"/>
    </style:style>
    <style:style style:name="T1" style:family="text">
      <style:text-properties fo:font-weight="bold" officeooo:rsid="0020377e" style:font-weight-asian="bold" style:font-weight-complex="bold"/>
    </style:style>
    <style:style style:name="T2" style:family="text">
      <style:text-properties fo:font-weight="normal" officeooo:rsid="0020377e" style:font-weight-asian="normal" style:font-weight-complex="normal"/>
    </style:style>
    <style:style style:name="T3" style:family="text">
      <style:text-properties officeooo:rsid="00167aa8"/>
    </style:style>
    <style:style style:name="T4" style:family="text">
      <style:text-properties officeooo:rsid="002122b2"/>
    </style:style>
    <style:style style:name="T5" style:family="text">
      <style:text-properties officeooo:rsid="000773a3"/>
    </style:style>
    <style:style style:name="T6" style:family="text">
      <style:text-properties fo:color="#4c4c4c"/>
    </style:style>
    <style:style style:name="T7" style:family="text">
      <style:text-properties fo:color="#4c4c4c" style:font-name="Times New Roman2"/>
    </style:style>
    <style:style style:name="T8" style:family="text">
      <style:text-properties fo:color="#4c4c4c" officeooo:rsid="001b802b"/>
    </style:style>
    <style:style style:name="T9" style:family="text">
      <style:text-properties fo:color="#4c4c4c" officeooo:rsid="0023de1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0377e" style:font-weight-asian="bold" style:font-weight-complex="bold"/>
    </style:style>
    <style:style style:name="T12" style:family="text">
      <style:text-properties fo:font-weight="bold" officeooo:rsid="0010c07c" style:font-weight-asian="bold" style:font-weight-complex="bold"/>
    </style:style>
    <style:style style:name="T13" style:family="text">
      <style:text-properties fo:font-weight="bold" officeooo:rsid="002122b2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0377e" style:font-weight-asian="normal" style:font-weight-complex="normal"/>
    </style:style>
    <style:style style:name="T16" style:family="text">
      <style:text-properties fo:font-weight="normal" officeooo:rsid="0010c07c" style:font-weight-asian="normal" style:font-weight-complex="normal"/>
    </style:style>
    <style:style style:name="T17" style:family="text">
      <style:text-properties fo:font-weight="normal" officeooo:rsid="00167aa8" style:font-weight-asian="normal" style:font-weight-complex="normal"/>
    </style:style>
    <style:style style:name="T18" style:family="text">
      <style:text-properties officeooo:rsid="00167aa8"/>
    </style:style>
    <style:style style:name="T19" style:family="text">
      <style:text-properties officeooo:rsid="002122b2"/>
    </style:style>
    <style:style style:name="T20" style:family="text">
      <style:text-properties officeooo:rsid="000773a3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fo:font-weight="normal" officeooo:rsid="0015e84d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167aa8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0773a3" style:font-style-asian="normal" style:font-style-complex="normal"/>
    </style:style>
    <style:style style:name="T26" style:family="text">
      <style:text-properties officeooo:rsid="000c299d"/>
    </style:style>
    <style:style style:name="T27" style:family="text">
      <style:text-properties officeooo:rsid="000dd52f"/>
    </style:style>
    <style:style style:name="T28" style:family="text">
      <style:text-properties officeooo:rsid="000e67c4"/>
    </style:style>
    <style:style style:name="T29" style:family="text">
      <style:text-properties officeooo:rsid="0010c07c"/>
    </style:style>
    <style:style style:name="T30" style:family="text">
      <style:text-properties officeooo:rsid="000f9681"/>
    </style:style>
    <style:style style:name="T31" style:family="text">
      <style:text-properties officeooo:rsid="001135ca"/>
    </style:style>
    <style:style style:name="T32" style:family="text">
      <style:text-properties officeooo:rsid="00115952"/>
    </style:style>
    <style:style style:name="T33" style:family="text">
      <style:text-properties officeooo:rsid="0017e2f7"/>
    </style:style>
    <style:style style:name="T34" style:family="text">
      <style:text-properties officeooo:rsid="001c643c"/>
    </style:style>
    <style:style style:name="T35" style:family="text">
      <style:text-properties officeooo:rsid="001ccb36"/>
    </style:style>
    <style:style style:name="T36" style:family="text">
      <style:text-properties officeooo:rsid="001d9ce8"/>
    </style:style>
    <style:style style:name="T37" style:family="text">
      <style:text-properties officeooo:rsid="00205435"/>
    </style:style>
    <style:style style:name="T38" style:family="text">
      <style:text-properties style:font-name="Times New Roman1" fo:font-size="12pt" fo:font-weight="normal"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tracked-changes>
        <text:changed-region xml:id="ct333869712" text:id="ct333869712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333869608" text:id="ct333869608">
          <text:deletion>
            <office:change-info>
              <dc:creator>Unbekannter Autor</dc:creator>
              <dc:date>2015-08-13T12:23:00</dc:date>
            </office:change-info>
            <text:p text:style-name="P1"><text:span text:style-name="T1"><text:s/>under</text:span><text:span text:style-name="T2"> </text:span></text:p>
          </text:deletion>
        </text:changed-region>
        <text:changed-region xml:id="ct333869400" text:id="ct333869400">
          <text:insertion>
            <office:change-info>
              <dc:creator>Unbekannter Autor</dc:creator>
              <dc:date>2015-08-13T12:23:00</dc:date>
            </office:change-info>
          </text:insertion>
        </text:changed-region>
        <text:changed-region xml:id="ct333869504" text:id="ct333869504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333870024" text:id="ct33387002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33869920" text:id="ct333869920">
          <text:deletion>
            <office:change-info>
              <dc:creator>Unbekannter Autor</dc:creator>
              <dc:date>2015-08-13T12:24:00</dc:date>
            </office:change-info>
            <text:p text:style-name="P2">L</text:p>
          </text:deletion>
        </text:changed-region>
        <text:changed-region xml:id="ct333870440" text:id="ct33387044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33870544" text:id="ct333870544">
          <text:deletion>
            <office:change-info>
              <dc:creator>Unbekannter Autor</dc:creator>
              <dc:date>2015-08-13T12:24:00</dc:date>
            </office:change-info>
            <text:p text:style-name="P2">C</text:p>
          </text:deletion>
        </text:changed-region>
        <text:changed-region xml:id="ct333870648" text:id="ct33387064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33870752" text:id="ct333870752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333870856" text:id="ct33387085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33870960" text:id="ct333870960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333871064" text:id="ct33387106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33871168" text:id="ct333871168">
          <text:deletion>
            <office:change-info>
              <dc:creator>Unbekannter Autor</dc:creator>
              <dc:date>2015-08-13T12:24:00</dc:date>
            </office:change-info>
            <text:p text:style-name="P2">M</text:p>
          </text:deletion>
        </text:changed-region>
        <text:changed-region xml:id="ct333871272" text:id="ct333871272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33871376" text:id="ct333871376">
          <text:deletion>
            <office:change-info>
              <dc:creator>Unbekannter Autor</dc:creator>
              <dc:date>2015-08-13T12:24:00</dc:date>
            </office:change-info>
            <text:p text:style-name="P2">D</text:p>
          </text:deletion>
        </text:changed-region>
        <text:changed-region xml:id="ct333871480" text:id="ct333871480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33871584" text:id="ct333871584">
          <text:deletion>
            <office:change-info>
              <dc:creator>Unbekannter Autor</dc:creator>
              <dc:date>2015-08-13T12:24:00</dc:date>
            </office:change-info>
            <text:p text:style-name="P2">P</text:p>
          </text:deletion>
        </text:changed-region>
        <text:changed-region xml:id="ct333871688" text:id="ct333871688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33871792" text:id="ct333871792">
          <text:deletion>
            <office:change-info>
              <dc:creator>Unbekannter Autor</dc:creator>
              <dc:date>2015-08-13T12:24:00</dc:date>
            </office:change-info>
            <text:p text:style-name="P2"><text:span text:style-name="T3">D</text:span></text:p>
          </text:deletion>
        </text:changed-region>
        <text:changed-region xml:id="ct333871896" text:id="ct333871896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33872000" text:id="ct333872000">
          <text:deletion>
            <office:change-info>
              <dc:creator>Unbekannter Autor</dc:creator>
              <dc:date>2015-08-13T12:24:00</dc:date>
            </office:change-info>
            <text:p text:style-name="P2"><text:span text:style-name="T3">A</text:span></text:p>
          </text:deletion>
        </text:changed-region>
        <text:changed-region xml:id="ct333872104" text:id="ct333872104">
          <text:insertion>
            <office:change-info>
              <dc:creator>Unbekannter Autor</dc:creator>
              <dc:date>2015-08-13T12:24:00</dc:date>
            </office:change-info>
          </text:insertion>
        </text:changed-region>
        <text:changed-region xml:id="ct333873040" text:id="ct333873040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33872936" text:id="ct333872936">
          <text:deletion>
            <office:change-info>
              <dc:creator>Unbekannter Autor</dc:creator>
              <dc:date>2015-08-13T12:25:00</dc:date>
            </office:change-info>
            <text:p text:style-name="P2"><text:span text:style-name="T4">es</text:span></text:p>
          </text:deletion>
        </text:changed-region>
        <text:changed-region xml:id="ct333872832" text:id="ct333872832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33872728" text:id="ct333872728">
          <text:deletion>
            <office:change-info>
              <dc:creator>Unbekannter Autor</dc:creator>
              <dc:date>2015-08-13T12:25:00</dc:date>
            </office:change-info>
            <text:p text:style-name="P2">I</text:p>
          </text:deletion>
        </text:changed-region>
        <text:changed-region xml:id="ct333872624" text:id="ct333872624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33872312" text:id="ct333872312">
          <text:deletion>
            <office:change-info>
              <dc:creator>Unbekannter Autor</dc:creator>
              <dc:date>2015-08-13T12:25:00</dc:date>
            </office:change-info>
            <text:p text:style-name="P2">R</text:p>
          </text:deletion>
        </text:changed-region>
        <text:changed-region xml:id="ct333872416" text:id="ct333872416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33872520" text:id="ct333872520">
          <text:deletion>
            <office:change-info>
              <dc:creator>Unbekannter Autor</dc:creator>
              <dc:date>2015-08-13T12:25:00</dc:date>
            </office:change-info>
            <text:p text:style-name="P2">adaptable</text:p>
          </text:deletion>
        </text:changed-region>
        <text:changed-region xml:id="ct333869296" text:id="ct333869296">
          <text:insertion>
            <office:change-info>
              <dc:creator>Unbekannter Autor</dc:creator>
              <dc:date>2015-08-13T12:25:00</dc:date>
            </office:change-info>
          </text:insertion>
        </text:changed-region>
        <text:changed-region xml:id="ct333873352" text:id="ct333873352">
          <text:deletion>
            <office:change-info>
              <dc:creator>Unbekannter Autor</dc:creator>
              <dc:date>2015-08-13T11:45:00</dc:date>
            </office:change-info>
            <text:p text:style-name="P3">4</text:p>
          </text:deletion>
        </text:changed-region>
        <text:changed-region xml:id="ct333873456" text:id="ct333873456">
          <text:insertion>
            <office:change-info>
              <dc:creator>Unbekannter Autor</dc:creator>
              <dc:date>2015-08-13T11:45:00</dc:date>
            </office:change-info>
          </text:insertion>
        </text:changed-region>
        <text:changed-region xml:id="ct333873560" text:id="ct333873560">
          <text:deletion>
            <office:change-info>
              <dc:creator>Unbekannter Autor</dc:creator>
              <dc:date>2015-08-13T11:45:00</dc:date>
            </office:change-info>
            <text:p text:style-name="P3">6</text:p>
          </text:deletion>
        </text:changed-region>
        <text:changed-region xml:id="ct333873664" text:id="ct333873664">
          <text:insertion>
            <office:change-info>
              <dc:creator>Unbekannter Autor</dc:creator>
              <dc:date>2015-08-13T11:45:00</dc:date>
            </office:change-info>
          </text:insertion>
        </text:changed-region>
        <text:changed-region xml:id="ct336112560" text:id="ct336112560">
          <text:deletion>
            <office:change-info>
              <dc:creator>Unbekannter Autor</dc:creator>
              <dc:date>2016-02-25T17:23:00</dc:date>
            </office:change-info>
            <text:p text:style-name="P2"><text:span text:style-name="T5">5</text:span></text:p>
          </text:deletion>
        </text:changed-region>
        <text:changed-region xml:id="ct336112352" text:id="ct336112352">
          <text:insertion>
            <office:change-info>
              <dc:creator>Unbekannter Autor</dc:creator>
              <dc:date>2016-02-25T17:23:00</dc:date>
            </office:change-info>
          </text:insertion>
        </text:changed-region>
        <text:changed-region xml:id="ct333873872" text:id="ct333873872">
          <text:deletion>
            <office:change-info>
              <dc:creator>Unbekannter Autor</dc:creator>
              <dc:date>2015-08-13T11:45:00</dc:date>
            </office:change-info>
            <text:p text:style-name="P2"><text:span text:style-name="T5">2</text:span></text:p>
          </text:deletion>
        </text:changed-region>
        <text:changed-region xml:id="ct333873768" text:id="ct333873768">
          <text:deletion>
            <office:change-info>
              <dc:creator>Unbekannter Autor</dc:creator>
              <dc:date>2016-01-21T17:29:00</dc:date>
            </office:change-info>
            <text:p text:style-name="P2"><text:span text:style-name="T5">0</text:span></text:p>
          </text:deletion>
        </text:changed-region>
        <text:changed-region xml:id="ct336111832" text:id="ct336111832">
          <text:insertion>
            <office:change-info>
              <dc:creator>Unbekannter Autor</dc:creator>
              <dc:date>2016-02-25T17:23:00</dc:date>
            </office:change-info>
          </text:insertion>
        </text:changed-region>
        <text:changed-region xml:id="ct333874080" text:id="ct333874080">
          <text:deletion>
            <office:change-info>
              <dc:creator>Unbekannter Autor</dc:creator>
              <dc:date>2015-08-13T12:26:00</dc:date>
            </office:change-info>
            <text:p text:style-name="P4">A</text:p>
          </text:deletion>
        </text:changed-region>
        <text:changed-region xml:id="ct333874184" text:id="ct333874184">
          <text:insertion>
            <office:change-info>
              <dc:creator>Unbekannter Autor</dc:creator>
              <dc:date>2015-08-13T12:26:00</dc:date>
            </office:change-info>
          </text:insertion>
        </text:changed-region>
        <text:changed-region xml:id="ct333874288" text:id="ct333874288">
          <text:deletion>
            <office:change-info>
              <dc:creator>Unbekannter Autor</dc:creator>
              <dc:date>2015-08-13T12:26:00</dc:date>
            </office:change-info>
            <text:p text:style-name="P4">S</text:p>
          </text:deletion>
        </text:changed-region>
        <text:changed-region xml:id="ct333874392" text:id="ct333874392">
          <text:insertion>
            <office:change-info>
              <dc:creator>Unbekannter Autor</dc:creator>
              <dc:date>2015-08-13T12:27:00</dc:date>
            </office:change-info>
          </text:insertion>
        </text:changed-region>
        <text:changed-region xml:id="ct333874496" text:id="ct333874496">
          <text:deletion>
            <office:change-info>
              <dc:creator>Unbekannter Autor</dc:creator>
              <dc:date>2015-08-13T12:27:00</dc:date>
            </office:change-info>
            <text:p text:style-name="P4"><text:s/>(is <text:s/>included)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draw:frame draw:style-name="fr1" draw:name="Grafik1" text:anchor-type="paragraph" svg:x="12.467cm" svg:y="-0.339cm" svg:width="4.5cm" svg:height="1.06cm" draw:z-index="0"><draw:image xlink:href="Pictures/10000000000000AA00000028DEFC3EF3.png" xlink:type="simple" xlink:show="embed" xlink:actuate="onLoad"/></draw:frame>MyCoRe data sheet </text:h>
      <text:p text:style-name="P2">MyCoRe:<text:tab/><text:span text:style-name="T10">My</text:span> <text:span text:style-name="T10">Co</text:span>ntent <text:span text:style-name="T10">Re</text:span>pository ['maɪkɔːr]</text:p>
      <text:p text:style-name="P1">License:<text:tab/><text:span text:style-name="T10">Open Source Software</text:span><text:change-start text:change-id="ct333869712"/><text:span text:style-name="T14">, </text:span><text:span text:style-name="T38">licensed</text:span><text:span text:style-name="T14"> under </text:span><text:span text:style-name="T2">the </text:span><text:change-end text:change-id="ct333869712"/><text:change text:change-id="ct333869608"/><text:span text:style-name="T21">GNU General Public License</text:span> (GPL) </text:p>
      <text:p text:style-name="P2">Developers:<text:tab/><text:change-start text:change-id="ct333869400"/><text:span text:style-name="T13">The </text:span><text:change-end text:change-id="ct333869400"/><text:span text:style-name="T10">MyCoRe Community</text:span></text:p>
      <text:p text:style-name="P2">Website: <text:tab/><text:span text:style-name="T10">http://www.mycore.org</text:span></text:p>
      <text:p text:style-name="P2">Type:<text:tab/>Web application for <text:change text:change-id="ct333869504"/><text:change-start text:change-id="ct333870024"/><text:span text:style-name="T4">d</text:span><text:change-end text:change-id="ct333870024"/>igital <text:change text:change-id="ct333869920"/><text:change-start text:change-id="ct333870440"/><text:span text:style-name="T4">l</text:span><text:change-end text:change-id="ct333870440"/>ibraries, <text:change text:change-id="ct333870544"/><text:change-start text:change-id="ct333870648"/><text:span text:style-name="T4">c</text:span><text:change-end text:change-id="ct333870648"/>ontent <text:change text:change-id="ct333870752"/><text:change-start text:change-id="ct333870856"/><text:span text:style-name="T4">m</text:span><text:change-end text:change-id="ct333870856"/>anagement, <text:line-break/><text:tab/><text:change text:change-id="ct333870960"/><text:change-start text:change-id="ct333871064"/><text:span text:style-name="T4">d</text:span><text:change-end text:change-id="ct333871064"/>ocument <text:change text:change-id="ct333871168"/><text:change-start text:change-id="ct333871272"/><text:span text:style-name="T4">m</text:span><text:change-end text:change-id="ct333871272"/>anagement, <text:change text:change-id="ct333871376"/><text:change-start text:change-id="ct333871480"/><text:span text:style-name="T4">d</text:span><text:change-end text:change-id="ct333871480"/>ocument server, <text:change text:change-id="ct333871584"/><text:change-start text:change-id="ct333871688"/><text:span text:style-name="T4">p</text:span><text:change-end text:change-id="ct333871688"/>ublication server, <text:line-break/><text:tab/><text:change text:change-id="ct333871792"/><text:change-start text:change-id="ct333871896"/><text:span text:style-name="T3">d</text:span><text:change-end text:change-id="ct333871896"/><text:span text:style-name="T3">igital </text:span><text:change text:change-id="ct333872000"/><text:change-start text:change-id="ct333872104"/><text:span text:style-name="T3">a</text:span><text:change-end text:change-id="ct333872104"/>rchiv<text:change-start text:change-id="ct333873040"/><text:span text:style-name="T4">ing</text:span><text:change-end text:change-id="ct333873040"/><text:change text:change-id="ct333872936"/><text:change-start text:change-id="ct333872832"/><text:span text:style-name="T4"> solution</text:span><text:change-end text:change-id="ct333872832"/>, <text:change text:change-id="ct333872728"/><text:change-start text:change-id="ct333872624"/><text:span text:style-name="T4">i</text:span><text:change-end text:change-id="ct333872624"/>nstitutional <text:change text:change-id="ct333872312"/><text:change-start text:change-id="ct333872416"/><text:span text:style-name="T4">r</text:span><text:change-end text:change-id="ct333872416"/>epositories</text:p>
      <text:p text:style-name="P2">Language:<text:tab/>Language of MyCoRe application is <text:change text:change-id="ct333872520"/><text:change-start text:change-id="ct333869296"/><text:span text:style-name="T4">configurable</text:span><text:change-end text:change-id="ct333869296"/>, documentation is German</text:p>
      <text:p text:style-name="P3">LTS Release:<text:tab/>201<text:change text:change-id="ct333873352"/><text:change-start text:change-id="ct333873456"/><text:span text:style-name="T37">5</text:span><text:change-end text:change-id="ct333873456"/>.0<text:change text:change-id="ct333873560"/><text:change-start text:change-id="ct333873664"/><text:span text:style-name="T37">5</text:span><text:change-end text:change-id="ct333873664"/> (<text:span text:style-name="T21">long term release</text:span>)</text:p>
      <text:p text:style-name="P2">Version:<text:tab/><text:span text:style-name="T5">201</text:span><text:change text:change-id="ct336112560"/><text:change-start text:change-id="ct336112352"/><text:span text:style-name="T5">6</text:span><text:change-end text:change-id="ct336112352"/><text:span text:style-name="T5">.</text:span><text:change text:change-id="ct333873872"/><text:change text:change-id="ct333873768"/><text:change-start text:change-id="ct336111832"/><text:span text:style-name="T5">02</text:span><text:change-end text:change-id="ct336111832"/></text:p>
      <text:p text:style-name="P2">Operating system:<text:tab/>Windows, Unix, Linux, Mac OS X</text:p>
      <text:p text:style-name="P4">System requirements:<text:tab/>Web <text:change text:change-id="ct333874080"/><text:change-start text:change-id="ct333874184"/><text:span text:style-name="T4">a</text:span><text:change-end text:change-id="ct333874184"/>pplication <text:change text:change-id="ct333874288"/><text:change-start text:change-id="ct333874392"/><text:span text:style-name="T4">s</text:span><text:change-end text:change-id="ct333874392"/>erver: Apache Tomcat, Jetty or <text:span text:style-name="T29">comparable web server</text:span><text:line-break/>Database: <text:span text:style-name="T29">PostgreSQL, </text:span>MySQL, Oracle, IBM DB2, HSQLDB<text:change text:change-id="ct333874496"/> or other relational database management system<text:line-break/>Java <text:span text:style-name="T5">7</text:span> SDK, Apache Ant, <text:span text:style-name="T29">Maven, </text:span>SVN <text:span text:style-name="T26">c</text:span>lient </text:p>
      <text:p text:style-name="P10">Download:<text:tab/><text:span text:style-name="T30">http://mycore.org/download/<text:line-break/>http://mycore.de/documentation/getting_started/mir.html</text:span></text:p>
      <text:p text:style-name="P8"><text:span text:style-name="T29">Example</text:span> application:<text:tab/><text:span text:style-name="T12">MIR</text:span><text:span text:style-name="T16">, </text:span><text:span text:style-name="T17">that is the </text:span><text:span text:style-name="T22">M</text:span><text:span text:style-name="T23">ODS</text:span><text:span text:style-name="T22"> Institutional Repository, </text:span>http://mycore.<text:span text:style-name="T3">org</text:span>/<text:span text:style-name="T31">mir</text:span> </text:p>
      <text:p text:style-name="P11">Functionality:<text:tab/><text:span text:style-name="T32">The </text:span>MyCoRe <text:span text:style-name="T32">framework</text:span> provides functionality of <text:span text:style-name="T33">information repositories </text:span>and publication servers. Own web applications can be developed with MyCoRe by configurations and adjustments in XML, XSL <text:span text:style-name="T27">and CSS</text:span>. A rich search function allows retrieval in metadata, full text and XML structures. Simple, extended or complex search masks can be defined. <text:line-break/>Base functions are the production, management and editing of content, using <text:line-break/>online forms with multilingual interfaces (i18n) via web interface. Internally MyCoRe uses XML as storage and interchange format. Additional functions are: customizable web pages, managing of all common media types like PDF documents, audio/video files, images, entire file directories.<text:span text:style-name="T28"> An integrated viewing tool is provided for displaying images or high-resolution illustrations. </text:span>Standards are supported for metadata (like <text:span text:style-name="T25">MODS</text:span>) and for classifications (e.g. <text:span text:style-name="T21">Dewey Decimal Classification</text:span><text:span text:style-name="T24"> DDC</text:span>). Metadata models are adaptable and expandable. Persistent identifiers (URN, <text:span text:style-name="T34">handle</text:span>) assure permanent access to the data. Interfaces to other systems are supported such as the <text:span text:style-name="T21">Open Archives Initiative Protocol for Metadata Harvesting</text:span> (OAI-PMH), the <text:span text:style-name="T21">Simple Web-service Offering Repository Deposit</text:span> (SWORD), <text:span text:style-name="T34">REST</text:span> or search engine robots. Access to MyCoRe applications can be controlled by user and rights management <text:span text:style-name="T35">with LDAP or shibboleth. </text:span><text:span text:style-name="T21">Access Control Lists</text:span> (ACL)<text:span text:style-name="T35"> </text:span>specif<text:span text:style-name="T35">y </text:span>what operations are allowed to be performed on <text:span text:style-name="T36">metadata or </text:span>objec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, serif"/>
    <style:font-face style:name="Times New Roman2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4c4c4c"/>
    </style:style>
    <style:style style:name="MT2" style:family="text">
      <style:text-properties fo:color="#4c4c4c" style:font-name="Times New Roman2"/>
    </style:style>
    <style:style style:name="MT3" style:family="text">
      <style:text-properties fo:color="#4c4c4c" officeooo:rsid="001b802b"/>
    </style:style>
    <style:style style:name="MT4" style:family="text">
      <style:text-properties fo:color="#4c4c4c" officeooo:rsid="0023de15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style:dynamic-spacing="false"/>
      </style:footer-style>
    </style:page-layout>
  </office:automatic-styles>
  <office:master-styles>
    <style:master-page style:name="Standard" style:page-layout-name="Mpm1">
      <style:footer>
        <text:tracked-changes>
          <text:changed-region xml:id="ct333870232" text:id="ct333870232">
            <text:deletion>
              <office:change-info>
                <dc:creator>Unbekannter Autor</dc:creator>
                <dc:date>2016-01-21T17:30:00</dc:date>
              </office:change-info>
              <text:p text:style-name="Footer"><text:span text:style-name="MT3">5</text:span></text:p>
            </text:deletion>
          </text:changed-region>
          <text:changed-region xml:id="ct333870336" text:id="ct333870336">
            <text:insertion>
              <office:change-info>
                <dc:creator>Unbekannter Autor</dc:creator>
                <dc:date>2016-01-21T17:30:00</dc:date>
              </office:change-info>
            </text:insertion>
          </text:changed-region>
        </text:tracked-changes>
        <text:p text:style-name="Footer"><text:tab/><text:span text:style-name="MT1">MyCoRe data sheet </text:span><text:span text:style-name="MT2">©</text:span><text:span text:style-name="MT1"> MyCoRe, 201</text:span><text:change text:change-id="ct333870232"/><text:change-start text:change-id="ct333870336"/><text:span text:style-name="MT4">6</text:span><text:change-end text:change-id="ct333870336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ebke Oeltjen</meta:initial-creator>
    <meta:creation-date>2009-05-29T17:43:27.710000000</meta:creation-date>
    <dc:date>2016-02-25T17:23:56.379000000</dc:date>
    <meta:editing-duration>PT18H30M40S</meta:editing-duration>
    <meta:editing-cycles>69</meta:editing-cycles>
    <meta:generator>LibreOffice/4.3.4.1$Windows_x86 LibreOffice_project/bc356b2f991740509f321d70e4512a6a54c5f243</meta:generator>
    <meta:printed-by>Wiebke Oeltjen</meta:printed-by>
    <meta:print-date>2009-06-05T16:19:49.340000000</meta:print-date>
    <dc:title>MyCoRe data sheet</dc:title>
    <meta:keyword>MyCoRe; www.mycore.de; www.mycore.org; Open-Source-Software; Institutional Repository; digital library software</meta:keyword>
    <dc:subject>Technical data and functionality of the MyCoRe Repository Software</dc:subject>
    <meta:document-statistic meta:table-count="0" meta:image-count="1" meta:object-count="0" meta:page-count="1" meta:paragraph-count="15" meta:word-count="328" meta:character-count="2489" meta:non-whitespace-character-count="2164"/>
    <meta:user-defined meta:name="Info 1"/>
    <meta:user-defined meta:name="Info 2"/>
    <meta:user-defined meta:name="Info 3"/>
    <meta:user-defined meta:name="Info 4"/>
  </office:meta>
</office:document-meta>
</file>